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ada7" officeooo:paragraph-rsid="0006a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Run the proxy.py under linux terminal.</text:p>
      <text:p text:style-name="P1">2.Open Firefox browser, open menu.</text:p>
      <text:p text:style-name="P1">3.Click on Preference.</text:p>
      <text:p text:style-name="P1">4.Go to Advance, click setting under Network.</text:p>
      <text:p text:style-name="P1">5.Select manual proxy configuration.</text:p>
      <text:p text:style-name="P1">6.Type “localhost” in HTTP Proxy, type “8081” in Port.</text:p>
      <text:p text:style-name="P1">7.Select this proxy server for all protocol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1:27:01.013636998</meta:creation-date>
    <dc:date>2015-12-11T21:38:49.543790956</dc:date>
    <meta:editing-duration>P0D</meta:editing-duration>
    <meta:editing-cycles>1</meta:editing-cycles>
    <meta:document-statistic meta:table-count="0" meta:image-count="0" meta:object-count="0" meta:page-count="1" meta:paragraph-count="7" meta:word-count="41" meta:character-count="276" meta:non-whitespace-character-count="242"/>
    <meta:generator>LibreOffice/4.2.8.2$Linux_x86 LibreOffice_project/420m0$Build-2</meta:generator>
  </office:meta>
</office:document-meta>
</file>